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0000000C70844669CB86985F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cm" fo:margin-left="-0.191cm" fo:margin-top="0cm" fo:margin-bottom="0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3.5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882cm" fo:margin-left="-0.191cm" fo:margin-top="0cm" fo:margin-bottom="0cm" table:align="left" style:writing-mode="lr-tb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1cm"/>
    </style:style>
    <style:style style:name="Таблица2.1" style:family="table-row">
      <style:table-row-properties style:min-row-height="7.892cm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Text_20_body">
      <style:paragraph-properties fo:text-align="center" style:justify-single-word="false"/>
      <style:text-properties fo:font-size="12pt" officeooo:rsid="0017b7cb" officeooo:paragraph-rsid="001aed63" style:font-size-asian="12pt" style:font-size-complex="12pt"/>
    </style:style>
    <style:style style:name="P2" style:family="paragraph" style:parent-style-name="Text_20_body">
      <style:text-properties officeooo:paragraph-rsid="001caa3a"/>
    </style:style>
    <style:style style:name="P3" style:family="paragraph" style:parent-style-name="Text_20_body">
      <style:paragraph-properties fo:text-align="start" style:justify-single-word="false"/>
      <style:text-properties fo:font-weight="bold" officeooo:paragraph-rsid="001d8c77" style:font-weight-asian="bold" style:font-weight-complex="bold"/>
    </style:style>
    <style:style style:name="P4" style:family="paragraph" style:parent-style-name="Text_20_body">
      <style:text-properties fo:font-weight="bold" officeooo:paragraph-rsid="001d8c77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normal" officeooo:rsid="001d8c77" officeooo:paragraph-rsid="001d8c77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weight="normal" officeooo:rsid="001dcc0f" officeooo:paragraph-rsid="001dcc0f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Times New Roman" fo:font-size="12pt" officeooo:rsid="001aed63" officeooo:paragraph-rsid="001aed63" style:font-name-asian="Calibri" style:font-size-asian="12pt" style:font-name-complex="Times New Roman1" style:font-size-complex="12pt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12pt" officeooo:rsid="001caa3a" officeooo:paragraph-rsid="001caa3a" style:font-name-asian="Calibri" style:font-size-asian="12pt" style:font-name-complex="Times New Roman1" style:font-size-complex="12pt"/>
    </style:style>
    <style:style style:name="P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8c77" officeooo:paragraph-rsid="001d8c77" style:font-name-asian="Calibri" style:font-size-asian="12pt" style:font-weight-asian="normal" style:font-name-complex="Times New Roman1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1aed63" style:font-name-asian="Calibri" style:font-size-asian="12pt" style:font-weight-asian="bold" style:font-name-complex="Times New Roman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paragraph-rsid="001aed63" style:font-name-asian="Calibri" style:font-size-asian="12pt" style:font-weight-asian="bold" style:font-name-complex="Times New Roman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aed63" style:font-name-asian="Calibri" style:font-size-asian="12pt" style:font-name-complex="Times New Roman1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aed63" style:font-name-asian="Calibri" style:font-size-asian="12pt" style:font-name-complex="Times New Roman1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style="italic" officeooo:paragraph-rsid="001aed63" style:font-name-asian="Calibri" style:font-size-asian="12pt" style:font-style-asian="italic" style:font-name-complex="Times New Roman1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style="italic" officeooo:paragraph-rsid="001aed63" style:font-name-asian="Calibri" style:font-size-asian="12pt" style:font-style-asian="italic" style:font-name-complex="Times New Roman1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officeooo:paragraph-rsid="001aed63" style:font-size-asian="12pt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font-size="12pt" officeooo:paragraph-rsid="001aed63" style:font-size-asian="12pt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fo:font-weight="bold" officeooo:paragraph-rsid="001aed63" style:font-name-asian="Calibri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fo:font-weight="bold" officeooo:paragraph-rsid="001aed63" style:font-name-asian="Calibri" style:font-size-asian="12pt" style:font-weight-asian="bold" style:font-name-complex="Times New Roman1" style:font-size-complex="12pt"/>
    </style:style>
    <style:style style:name="T1" style:family="text">
      <style:text-properties style:font-name="Times New Roman" style:font-name-asian="Calibri" style:font-name-complex="Times New Roman1"/>
    </style:style>
    <style:style style:name="T2" style:family="text">
      <style:text-properties style:font-name="Times New Roman" style:font-name-asian="Calibri" style:font-name-complex="Times New Roman1" style:font-style-complex="italic"/>
    </style:style>
    <style:style style:name="T3" style:family="text">
      <style:text-properties style:font-name="Times New Roman" style:text-underline-style="solid" style:text-underline-width="auto" style:text-underline-color="font-color" style:font-name-asian="Calibri" style:font-name-complex="Times New Roman1"/>
    </style:style>
    <style:style style:name="T4" style:family="text">
      <style:text-properties style:font-name="Times New Roman" style:text-underline-style="solid" style:text-underline-width="auto" style:text-underline-color="font-color" style:font-name-asian="Calibri" style:font-name-complex="Times New Roman1" style:font-style-complex="italic"/>
    </style:style>
    <style:style style:name="T5" style:family="text">
      <style:text-properties style:font-name="Times New Roman" style:text-underline-style="solid" style:text-underline-width="auto" style:text-underline-color="font-color" fo:font-weight="bold" officeooo:rsid="001aed63" style:font-name-asian="Calibri" style:font-weight-asian="bold" style:font-name-complex="Times New Roman1"/>
    </style:style>
    <style:style style:name="T6" style:family="text">
      <style:text-properties style:font-name="Times New Roman" style:text-underline-style="solid" style:text-underline-width="auto" style:text-underline-color="font-color" fo:font-weight="normal" style:font-name-asian="Calibri" style:font-weight-asian="normal" style:font-name-complex="Times New Roman1" style:font-weight-complex="normal"/>
    </style:style>
    <style:style style:name="T7" style:family="text">
      <style:text-properties style:font-name="Times New Roman" style:text-underline-style="solid" style:text-underline-width="auto" style:text-underline-color="font-color" fo:font-weight="normal" officeooo:rsid="001615c2" style:font-name-asian="Calibri" style:font-weight-asian="normal" style:font-name-complex="Times New Roman1" style:font-weight-complex="normal"/>
    </style:style>
    <style:style style:name="T8" style:family="text">
      <style:text-properties style:font-name="Times New Roman" style:text-underline-style="solid" style:text-underline-width="auto" style:text-underline-color="font-color" fo:font-weight="normal" officeooo:rsid="001aed63" style:font-name-asian="Calibri" style:font-weight-asian="normal" style:font-name-complex="Times New Roman1" style:font-weight-complex="normal"/>
    </style:style>
    <style:style style:name="T9" style:family="text">
      <style:text-properties style:font-name="Times New Roman" fo:font-weight="bold" style:font-name-asian="Calibri" style:font-weight-asian="bold" style:font-name-complex="Times New Roman1"/>
    </style:style>
    <style:style style:name="T10" style:family="text">
      <style:text-properties style:font-name="Times New Roman" fo:font-size="12pt" style:font-name-asian="Calibri" style:font-size-asian="12pt" style:font-name-complex="Times New Roman1" style:font-size-complex="12pt"/>
    </style:style>
    <style:style style:name="T11" style:family="text">
      <style:text-properties style:font-name="Times New Roman" fo:font-size="12pt" officeooo:rsid="001d8c77" style:font-name-asian="Calibri" style:font-size-asian="12pt" style:font-name-complex="Times New Roman1" style:font-size-complex="12pt"/>
    </style:style>
    <style:style style:name="T12" style:family="text">
      <style:text-properties style:font-name="Times New Roman" fo:font-size="12pt" officeooo:rsid="001aed63" style:font-name-asian="Calibri" style:font-size-asian="12pt" style:font-name-complex="Times New Roman1" style:font-size-complex="12pt"/>
    </style:style>
    <style:style style:name="T13" style:family="text">
      <style:text-properties officeooo:rsid="001caa3a"/>
    </style:style>
    <style:style style:name="T14" style:family="text">
      <style:text-properties fo:language="en" fo:country="US"/>
    </style:style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1"><draw:frame draw:style-name="fr1" draw:name="Рисунок 2" text:anchor-type="char" svg:x="-0.039cm" svg:y="0.582cm" svg:width="2.037cm" svg:height="2.302cm" draw:z-index="0"><draw:image xlink:href="Pictures/10000000000000B0000000C70844669CB86985F3.jpg" xlink:type="simple" xlink:show="embed" xlink:actuate="onLoad" loext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10">Министерство науки и высшего образования Российской Федерации</text:p>
            <text:p text:style-name="P10">Федеральное государственное бюджетное образовательное учреждение </text:p>
            <text:p text:style-name="P10">высшего образования</text:p>
            <text:p text:style-name="P19">«Московский государственный технический университет</text:p>
            <text:p text:style-name="P19">имени Н.Э. Баумана</text:p>
            <text:p text:style-name="P10">(национальный исследовательский университет)»</text:p>
            <text:p text:style-name="P10">(МГТУ им. Н.Э. Баумана)</text:p>
          </table:table-cell>
        </table:table-row>
      </table:table>
      <text:p text:style-name="P18"/>
      <text:p text:style-name="P11"/>
      <text:p text:style-name="P17"><text:span text:style-name="T1">ФАКУЛЬТЕТ </text:span><text:span text:style-name="T3"><text:s/>«Информатика и системы управления»</text:span><text:span text:style-name="T1">_________________________________</text:span></text:p>
      <text:p text:style-name="P13"/>
      <text:p text:style-name="P17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3"/>
      <text:p text:style-name="P16"><text:span text:style-name="T9">Лабораторная работа № </text:span><text:span text:style-name="T5">6</text:span></text:p>
      <text:p text:style-name="P10"/>
      <text:p text:style-name="P10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1"/>
            <text:p text:style-name="P17"><text:span text:style-name="T9">Тема <text:s/></text:span><text:span text:style-name="T8">Рекурсивные функции</text:span></text:p>
            <text:p text:style-name="P11"/>
            <text:p text:style-name="P17"><text:span text:style-name="T9">Студент </text:span><text:span text:style-name="T7">Сушина А.Д.</text:span></text:p>
            <text:p text:style-name="P11"/>
            <text:p text:style-name="P17"><text:span text:style-name="T9">Группа <text:s/></text:span><text:span text:style-name="T7">ИУ7-61б</text:span></text:p>
            <text:p text:style-name="P11"/>
            <text:p text:style-name="P11">Оценка (баллы) _______________</text:p>
            <text:p text:style-name="P11"/>
            <text:p text:style-name="P17"><text:span text:style-name="T9">Преподаватель</text:span><text:span text:style-name="T6"> </text:span><text:span text:style-name="T7">Толпинская Н.Б.</text:span></text:p>
          </table:table-cell>
          <table:table-cell table:style-name="Таблица2.A1" office:value-type="string"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10"/>
      <text:p text:style-name="P10"/>
      <text:p text:style-name="P10"/>
      <text:p text:style-name="P10"/>
      <text:p text:style-name="P15"/>
      <text:p text:style-name="P15"/>
      <text:p text:style-name="P15"/>
      <text:p text:style-name="P15"/>
      <text:p text:style-name="P15"/>
      <text:p text:style-name="P14"/>
      <text:p text:style-name="P12">Москва. <text:s/></text:p>
      <text:p text:style-name="P1"><text:span text:style-name="T1">2020</text:span><text:bookmark text:name="_GoBack"/><text:span text:style-name="T1"> г</text:span></text:p>
      <text:p text:style-name="P7"><text:soft-page-break/>Цель работы: приобрести навыки организации рекурсии в lisp.</text:p>
      <text:p text:style-name="P7">Задачи работы: изучить способы организации хвостовой, дополняемой, множественной, взаимной рекурсии и рекурсии более высокого порядка в Lisp.</text:p>
      <text:p text:style-name="P3"><text:span text:style-name="T11">1. </text:span><text:span text:style-name="T12">Переписать функцию how-alike, приведенную в лекции и не </text:span><text:span text:style-name="T11">ис</text:span><text:span text:style-name="T12">пользующую COND, используя конструкция IF, AND/OR.</text:span></text:p>
      <text:p text:style-name="P5"><text:span text:style-name="T12">Ф</text:span><text:span text:style-name="T10">ункция из лекции:</text:span></text:p>
      <text:p text:style-name="P5"><text:span text:style-name="T12">(</text:span><text:span text:style-name="T10">defun how_alike (x y) </text:span></text:p>
      <text:p text:style-name="P9"><text:tab/>(cond ((or (= x y) (equal x y)) `the_same)</text:p>
      <text:p text:style-name="P9"><text:tab/><text:tab/>((and (oddp x) (oddp y)) `both_odd)</text:p>
      <text:p text:style-name="P9"><text:tab/><text:tab/>((and (evenp x) (evenp y)) `both_even)</text:p>
      <text:p text:style-name="P9"><text:tab/><text:tab/>(t `difference)))</text:p>
      <text:p text:style-name="P6">Перепишем:</text:p>
      <text:p text:style-name="P6">(defun how_alike2 (x y) </text:p>
      <text:p text:style-name="P6"><text:tab/>(if (or (= x y) (equal x y)) </text:p>
      <text:p text:style-name="P6"><text:s/><text:tab/><text:tab/>'the_same</text:p>
      <text:p text:style-name="P6"><text:tab/><text:tab/>(if (and (oddp x) (oddp y)) </text:p>
      <text:p text:style-name="P6"><text:s text:c="11"/><text:tab/><text:tab/><text:tab/> 'both_odd</text:p>
      <text:p text:style-name="P6"><text:s text:c="8"/><text:tab/><text:tab/><text:tab/> (if (and (evenp x) (evenp y))</text:p>
      <text:p text:style-name="P6"><text:s text:c="14"/><text:tab/><text:tab/><text:tab/> <text:s/>'both_even</text:p>
      <text:p text:style-name="P6"><text:s text:c="11"/><text:tab/><text:tab/><text:tab/> <text:tab/> <text:s/>'defference))))</text:p>
      <text:p text:style-name="P6"/>
      <text:p text:style-name="P3"><text:span text:style-name="T11">2. </text:span>(дополнительно) Дано два списка: название стран (4 шт) и список столиц.</text:p>
      <text:p text:style-name="P4">Создать </text:p>
      <text:p text:style-name="P4">а) список из двухэлементных списков</text:p>
      <text:p text:style-name="P4">б) список точечных пар.</text:p>
      <text:p text:style-name="P4">По созданным спискам: </text:p>
      <text:p text:style-name="P4">1 - по столице найти страну </text:p>
      <text:p text:style-name="P4">2 - по стране найти столицу</text:p>
      <text:p text:style-name="P7"/>
      <text:p text:style-name="P8">Ответы на вопросы:</text:p>
      <text:p text:style-name="P8">1) способы определения функции</text:p>
      <text:p text:style-name="P2"><text:soft-page-break/>Определение функций в Lisp происходит с помощью оператора defun. На вход подается три или более параметров: имя функции, аргументы и одно или более выражений, которые составляют тело функции. </text:p>
      <text:p text:style-name="P2">Например: <text:s/>(<text:span text:style-name="T14">defun</text:span> <text:span text:style-name="T14">sum</text:span>(<text:span text:style-name="T14">arg</text:span>1, <text:span text:style-name="T14">arg</text:span>2) (+ <text:span text:style-name="T14">arg</text:span>1 <text:span text:style-name="T14">arg</text:span>2)<text:span text:style-name="T13">)</text:span></text:p>
      <text:p text:style-name="Text_20_body">Также функций можно определять через лямбда выражения. Лямбда выражение — это список, содержащий в себе слово lambda и список аргументов и следующие за ним тело функции, состоящее из 0 или более выражений.</text:p>
      <text:p text:style-name="Text_20_body">&gt;(lambda (x y) (+ x y))</text:p>
      <text:p text:style-name="P8">2) вызов функции, блокировка работы</text:p>
      <text:p text:style-name="Standard">Обращении к функции или при вызове apply для лямбда выражений запускается функция eval, выполняющая обработку программы(s выражения). Для блокировки выполнения обычно используется функция ‘ (quote). Если eval была применена явно, блокировка quote не сработает, так как eval обеспечивает дополнительный вызов интерпретатора (При этом вызов может производится внутри вычисляемого S-выражения).</text:p>
      <text:p text:style-name="Standard"/>
      <text:p text:style-name="P8">3) глобальные и локальные символьные атомы</text:p>
      <text:p text:style-name="Text_20_body">Глобальные символьные атомы — значение <text:s/>устанавливается с помощью setf. Область видимости весь код следующий после определения.</text:p>
      <text:p text:style-name="Text_20_body">Локальные значение — значение <text:s/>устанавливается с помощью let(let*) Область видимости является тело функции, в которой определена переменная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212cm" fo:margin-bottom="0cm" loext:contextual-spacing="true" fo:text-indent="1.27cm" style:auto-text-indent="false"/>
      <style:text-properties style:font-name-complex="Mangal" style:font-family-complex="Mangal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4:43:05.407777389</meta:creation-date>
    <dc:date>2020-03-11T15:32:02.296771411</dc:date>
    <meta:editing-duration>PT48M55S</meta:editing-duration>
    <meta:editing-cycles>4</meta:editing-cycles>
    <meta:generator>LibreOffice/6.0.7.3$Linux_X86_64 LibreOffice_project/00m0$Build-3</meta:generator>
    <meta:document-statistic meta:table-count="2" meta:image-count="1" meta:object-count="0" meta:page-count="3" meta:paragraph-count="53" meta:word-count="367" meta:character-count="2785" meta:non-whitespace-character-count="2373"/>
  </office:meta>
</office:document-meta>
</file>